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ChatEndpoin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ChatEndpoint.GroupChatEndpoint( XMPPComponent component ,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hatEndpoint.getR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hat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ChatEndpoint.setChat( GroupChat c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hatEndpoint.GroupCha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ChatEndpoint.GroupChatEndpoint( XMPPComponent component , ServiceEndpoint serviceEndpoint , String ro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ChatEndpoint.getC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hatEndpoint.processInOnly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ChatEndpoint.setRoom( String ro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